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style:font-name-complex="Arial"/>
    </style:style>
    <style:style style:name="P3" style:family="paragraph" style:parent-style-name="Standard" style:list-style-name="WW8Num13">
      <style:text-properties style:font-name="Arial Narrow" style:font-name-complex="Arial"/>
    </style:style>
    <style:style style:name="P4" style:family="paragraph" style:parent-style-name="Standard" style:list-style-name="WW8Num14">
      <style:text-properties style:font-name="Arial Narrow"/>
    </style:style>
    <style:style style:name="P5" style:family="paragraph" style:parent-style-name="Standard" style:list-style-name="WW8Num14">
      <style:text-properties style:font-name="Arial Narrow"/>
    </style:style>
    <style:style style:name="P6" style:family="paragraph" style:parent-style-name="Standard" style:list-style-name="WW8Num14">
      <style:text-properties style:font-name="Arial Narrow"/>
    </style:style>
    <style:style style:name="P7" style:family="paragraph" style:parent-style-name="Standard" style:list-style-name="WW8Num14">
      <style:text-properties style:font-name="Arial Narrow"/>
    </style:style>
    <style:style style:name="P8" style:family="paragraph" style:parent-style-name="Standard" style:list-style-name="WW8Num14">
      <style:text-properties style:font-name="Arial Narrow"/>
    </style:style>
    <style:style style:name="P9" style:family="paragraph" style:parent-style-name="Standard" style:list-style-name="WW8Num36">
      <style:text-properties style:font-name="Arial Narrow"/>
    </style:style>
    <style:style style:name="P10" style:family="paragraph" style:parent-style-name="Standard" style:list-style-name="WW8Num36">
      <style:text-properties style:font-name="Arial Narrow"/>
    </style:style>
    <style:style style:name="P11" style:family="paragraph" style:parent-style-name="Standard" style:list-style-name="WW8Num13">
      <style:text-properties style:font-name="Arial Narrow"/>
    </style:style>
    <style:style style:name="P12" style:family="paragraph" style:parent-style-name="Standard" style:list-style-name="WW8Num13">
      <style:text-properties style:font-name="Arial Narrow"/>
    </style:style>
    <style:style style:name="P13" style:family="paragraph" style:parent-style-name="Standard">
      <style:text-properties style:font-name="Arial Narrow" fo:font-size="14pt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Standard" style:list-style-name="WW8Num14"/>
    <style:style style:name="P15" style:family="paragraph" style:parent-style-name="Standard" style:list-style-name="WW8Num14"/>
    <style:style style:name="P16" style:family="paragraph" style:parent-style-name="Standard" style:list-style-name="WW8Num14"/>
    <style:style style:name="P17" style:family="paragraph" style:parent-style-name="Standard" style:list-style-name="WW8Num14"/>
    <style:style style:name="P18" style:family="paragraph" style:parent-style-name="Standard" style:list-style-name="WW8Num14"/>
    <style:style style:name="P19" style:family="paragraph" style:parent-style-name="Standard" style:list-style-name="WW8Num14"/>
    <style:style style:name="P20" style:family="paragraph" style:parent-style-name="Standard" style:list-style-name="WW8Num14"/>
    <style:style style:name="P2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WW8Num36"/>
    <style:style style:name="P23" style:family="paragraph" style:parent-style-name="Standard" style:list-style-name="WW8Num13"/>
    <style:style style:name="T1" style:family="text">
      <style:text-properties style:font-name="Arial Narrow"/>
    </style:style>
    <style:style style:name="T2" style:family="text">
      <style:text-properties style:font-name="Arial Narrow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Legge til/Editere Eiendom</text:span></text:p>
      <text:p text:style-name="Standard"><text:span text:style-name="T1"/></text:p>
      <text:p text:style-name="Standard"><text:span text:style-name="T1">Hvilke felt som skal kunne registreres ved opprettelse av ny eiendom defineres under ”Admin” – ”Administrer Lokalisering”. I figur ovenfor registreres:</text:span></text:p>
      <text:list text:style-name="WW8Num14">
        <text:list-item>
          <text:p text:style-name="P14"><text:span text:style-name="T1">ID nr for eiendommen under ”Eiendom”</text:span></text:p>
        </text:list-item>
        <text:list-item>
          <text:p text:style-name="P14"><text:span text:style-name="T1">Navn på eiendommen</text:span></text:p>
        </text:list-item>
        <text:list-item>
          <text:p text:style-name="P14"><text:span text:style-name="T1">Kategori for eiendommen (type kategorier som skal være valgbar defineres under ”Admin”)</text:span></text:p>
        </text:list-item>
        <text:list-item>
          <text:p text:style-name="P14"><text:span text:style-name="T1">”Bydel” hentes fra forhåndsdefinert liste som oppdateres under ”Admin”</text:span></text:p>
        </text:list-item>
        <text:list-item>
          <text:p text:style-name="P14"><text:span text:style-name="T1">Velg eier – oppdateres under ”Admin”</text:span></text:p>
        </text:list-item>
        <text:list-item>
          <text:p text:style-name="P14"><text:span text:style-name="T1">”Status” kan for eksempel være ”Ok” (for utleie), ”Under Renovering”, ”Skal Rives”, ”Under Bygging” (etc)</text:span></text:p>
        </text:list-item>
        <text:list-item>
          <text:p text:style-name="P14"><text:span text:style-name="T1">Utfyllende tekst/beskrivelse av eiendommen registreres i boksen ”Remark”</text:span></text:p>
        </text:list-item>
        <text:list-item>
          <text:p text:style-name="P4">Mva</text:p>
        </text:list-item>
        <text:list-item>
          <text:p text:style-name="P4">Kostra_id</text:p>
        </text:list-item>
        <text:list-item>
          <text:p text:style-name="P4">Areal Eiendom</text:p>
        </text:list-item>
        <text:list-item>
          <text:p text:style-name="P4">Bebygd areal på eiendom</text:p>
        </text:list-item>
        <text:list-item>
          <text:p text:style-name="P4">Sum bruttoareal på eiendom</text:p>
        </text:list-item>
      </text:list>
      <text:p text:style-name="P1"/>
      <text:p text:style-name="Standard"><text:span text:style-name="T1">Eiendoms ID samt alle nedtrekksmenyer må defineres for å kunne lagre registreringen. Feilmelding med beskrivelse av hva som mangler dersom utfylling ikke er komplett.</text:span></text:p>
      <text:p text:style-name="P1"/>
      <text:p text:style-name="Standard"><text:span text:style-name="T1">Dersom ID nr for en eiendom er feil, anbefales det at denne ID’en slettes og riktig registreres på nytt. For å redigere selve ID-nummeret må dette i så fall gjøres i selve databasen. Dette gjelder også ved opprettelse av ID-nummer på andre nivå som bygg, etasje og rom.</text:span></text:p>
      <text:p text:style-name="P2"/>
      <text:p text:style-name="P2"/>
      <text:p text:style-name="P13">Legg til/Editere Bygg</text:p>
      <text:p text:style-name="P2"/>
      <text:p text:style-name="Standard"><text:span text:style-name="T1">Ved registrering av nytt bygg hentes først eiendom bygget skal knyttes til. Ved å klikke i felt for registrering av ID nummer eller navn for eiendom popper det opp et nytt vindu, som viser registrerte eiendommer i basen. Det vises antall rader som definert under ”Preferences” – for å se resterende rader bruk pilmenyer til venstre og høyre over kolonne navnene. </text:span><text:span text:style-name="T2">Velg aktuell eiendom bygget skal registreres på ved å klikke ”Velg”-boksen til høyre på samme rad. Eventuelt filtrer og sorter visningen eller søk frem eiendom ved å bruke menyene over eller under visningsvinduet.</text:span></text:p>
      <text:p text:style-name="P1"/>
      <text:p text:style-name="P1">Følgende må registreres før lagring:</text:p>
      <text:list text:style-name="WW8Num36">
        <text:list-item>
          <text:p text:style-name="P9">Bygg nr og navn (manuell registrering)</text:p>
        </text:list-item>
        <text:list-item>
          <text:p text:style-name="P9">Byggkategori velges fra nedtrekksmeny</text:p>
        </text:list-item>
        <text:list-item>
          <text:p text:style-name="P22"><text:span text:style-name="T1">”Status” (om bygget er utleid, helt eller delvis, eller er ledig)</text:span></text:p>
        </text:list-item>
      </text:list>
      <text:p text:style-name="Standard"><text:span text:style-name="T1"><text:line-break/>Hvilken type data (felt) som skal registreres på bygg defineres under ”Admin” – ”Administrer Lokalisering” og ”Attributter” under ”Bygg”.</text:span></text:p>
      <text:p text:style-name="P1"/>
      <text:p text:style-name="P1">Eksempelvis felt for;</text:p>
      <text:list text:style-name="WW8Num13">
        <text:list-item>
          <text:p text:style-name="P23"><text:span text:style-name="T1">Kontaktinformasjon eier (hentes fra eget pop-up vindu)</text:span></text:p>
        </text:list-item>
        <text:list-item>
          <text:p text:style-name="P11"><text:soft-page-break/>Forskjellige typer areal </text:p>
        </text:list-item>
        <text:list-item>
          <text:p text:style-name="P11">Merknad for kompletterende opplysninger/beskrivelse</text:p>
        </text:list-item>
        <text:list-item>
          <text:p text:style-name="P3">Adresse (gatenavn og –nr)</text:p>
        </text:list-item>
      </text:list>
      <text:p text:style-name="P2"/>
      <text:p text:style-name="P2"/>
      <text:p text:style-name="P2"/>
      <text:p text:style-name="P13">Andre nivå</text:p>
      <text:p text:style-name="P2"/>
      <text:p text:style-name="P2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2"/>
      <text:p text:style-name="P2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4T09:47:53</meta:creation-date>
    <dc:creator>Knut Vidar Olsen</dc:creator>
    <dc:date>2007-12-04T10:49:00</dc:date>
    <meta:editing-cycles>6</meta:editing-cycles>
    <meta:editing-duration>PT1H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407" meta:character-count="2672"/>
  </office:meta>
</office:document-meta>
</file>